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5" style:family="table-cell" style:parent-style-name="Default" style:data-style-name="N0"/>
    <style:style style:name="ce6" style:family="table-cell" style:parent-style-name="Default" style:data-style-name="N60"/>
  </office:automatic-styles>
  <office:body>
    <office:spreadsheet>
      <table:table table:name="Cubicles" table:style-name="ta1"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time (s)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eed | Ru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61" calcext:value-type="float">
            <text:p>4.461</text:p>
          </table:table-cell>
          <table:table-cell office:value-type="float" office:value="3.962" calcext:value-type="float">
            <text:p>3.962</text:p>
          </table:table-cell>
          <table:table-cell office:value-type="float" office:value="4.445" calcext:value-type="float">
            <text:p>4.445</text:p>
          </table:table-cell>
          <table:table-cell office:value-type="float" office:value="4.437" calcext:value-type="float">
            <text:p>4.437</text:p>
          </table:table-cell>
          <table:table-cell office:value-type="float" office:value="3.962" calcext:value-type="float">
            <text:p>3.962</text:p>
          </table:table-cell>
          <table:table-cell office:value-type="float" office:value="3.982" calcext:value-type="float">
            <text:p>3.982</text:p>
          </table:table-cell>
          <table:table-cell office:value-type="float" office:value="3.973" calcext:value-type="float">
            <text:p>3.973</text:p>
          </table:table-cell>
          <table:table-cell office:value-type="float" office:value="3.961" calcext:value-type="float">
            <text:p>3.961</text:p>
          </table:table-cell>
          <table:table-cell office:value-type="float" office:value="4.437" calcext:value-type="float">
            <text:p>4.437</text:p>
          </table:table-cell>
          <table:table-cell office:value-type="float" office:value="3.974" calcext:value-type="float">
            <text:p>3.9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63" calcext:value-type="float">
            <text:p>4.463</text:p>
          </table:table-cell>
          <table:table-cell office:value-type="float" office:value="4.459" calcext:value-type="float">
            <text:p>4.459</text:p>
          </table:table-cell>
          <table:table-cell office:value-type="float" office:value="3.963" calcext:value-type="float">
            <text:p>3.963</text:p>
          </table:table-cell>
          <table:table-cell office:value-type="float" office:value="4.433" calcext:value-type="float">
            <text:p>4.433</text:p>
          </table:table-cell>
          <table:table-cell office:value-type="float" office:value="4.437" calcext:value-type="float">
            <text:p>4.437</text:p>
          </table:table-cell>
          <table:table-cell office:value-type="float" office:value="4.443" calcext:value-type="float">
            <text:p>4.443</text:p>
          </table:table-cell>
          <table:table-cell office:value-type="float" office:value="4.464" calcext:value-type="float">
            <text:p>4.464</text:p>
          </table:table-cell>
          <table:table-cell office:value-type="float" office:value="4.456" calcext:value-type="float">
            <text:p>4.456</text:p>
          </table:table-cell>
          <table:table-cell office:value-type="float" office:value="4.467" calcext:value-type="float">
            <text:p>4.467</text:p>
          </table:table-cell>
          <table:table-cell office:value-type="float" office:value="3.961" calcext:value-type="float">
            <text:p>3.9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14" calcext:value-type="float">
            <text:p>7.14</text:p>
          </table:table-cell>
          <table:table-cell office:value-type="float" office:value="9.584" calcext:value-type="float">
            <text:p>9.584</text:p>
          </table:table-cell>
          <table:table-cell office:value-type="float" office:value="10.014" calcext:value-type="float">
            <text:p>10.014</text:p>
          </table:table-cell>
          <table:table-cell office:value-type="float" office:value="9.872" calcext:value-type="float">
            <text:p>9.872</text:p>
          </table:table-cell>
          <table:table-cell office:value-type="float" office:value="7.301" calcext:value-type="float">
            <text:p>7.301</text:p>
          </table:table-cell>
          <table:table-cell office:value-type="float" office:value="9.797" calcext:value-type="float">
            <text:p>9.797</text:p>
          </table:table-cell>
          <table:table-cell office:value-type="float" office:value="9.924" calcext:value-type="float">
            <text:p>9.924</text:p>
          </table:table-cell>
          <table:table-cell office:value-type="float" office:value="9.789" calcext:value-type="float">
            <text:p>9.789</text:p>
          </table:table-cell>
          <table:table-cell office:value-type="float" office:value="7.412" calcext:value-type="float">
            <text:p>7.412</text:p>
          </table:table-cell>
          <table:table-cell office:value-type="float" office:value="7.357" calcext:value-type="float">
            <text:p>7.3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72" calcext:value-type="float">
            <text:p>2.772</text:p>
          </table:table-cell>
          <table:table-cell office:value-type="float" office:value="2.809" calcext:value-type="float">
            <text:p>2.809</text:p>
          </table:table-cell>
          <table:table-cell table:number-columns-repeated="2" office:value-type="float" office:value="3.266" calcext:value-type="float">
            <text:p>3.266</text:p>
          </table:table-cell>
          <table:table-cell office:value-type="float" office:value="2.803" calcext:value-type="float">
            <text:p>2.803</text:p>
          </table:table-cell>
          <table:table-cell office:value-type="float" office:value="3.24" calcext:value-type="float">
            <text:p>3.24</text:p>
          </table:table-cell>
          <table:table-cell office:value-type="float" office:value="3.228" calcext:value-type="float">
            <text:p>3.228</text:p>
          </table:table-cell>
          <table:table-cell office:value-type="float" office:value="3.26" calcext:value-type="float">
            <text:p>3.26</text:p>
          </table:table-cell>
          <table:table-cell office:value-type="float" office:value="3.378" calcext:value-type="float">
            <text:p>3.378</text:p>
          </table:table-cell>
          <table:table-cell office:value-type="float" office:value="2.911" calcext:value-type="float">
            <text:p>2.9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889" calcext:value-type="float">
            <text:p>5.889</text:p>
          </table:table-cell>
          <table:table-cell office:value-type="float" office:value="4.262" calcext:value-type="float">
            <text:p>4.262</text:p>
          </table:table-cell>
          <table:table-cell office:value-type="float" office:value="5.774" calcext:value-type="float">
            <text:p>5.774</text:p>
          </table:table-cell>
          <table:table-cell office:value-type="float" office:value="4.25" calcext:value-type="float">
            <text:p>4.25</text:p>
          </table:table-cell>
          <table:table-cell office:value-type="float" office:value="5.637" calcext:value-type="float">
            <text:p>5.637</text:p>
          </table:table-cell>
          <table:table-cell office:value-type="float" office:value="4.118" calcext:value-type="float">
            <text:p>4.118</text:p>
          </table:table-cell>
          <table:table-cell office:value-type="float" office:value="4.141" calcext:value-type="float">
            <text:p>4.141</text:p>
          </table:table-cell>
          <table:table-cell office:value-type="float" office:value="5.594" calcext:value-type="float">
            <text:p>5.594</text:p>
          </table:table-cell>
          <table:table-cell office:value-type="float" office:value="5.548" calcext:value-type="float">
            <text:p>5.548</text:p>
          </table:table-cell>
          <table:table-cell office:value-type="float" office:value="5.572" calcext:value-type="float">
            <text:p>5.5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611" calcext:value-type="float">
            <text:p>4.611</text:p>
          </table:table-cell>
          <table:table-cell office:value-type="float" office:value="23.17" calcext:value-type="float">
            <text:p>23.17</text:p>
          </table:table-cell>
          <table:table-cell office:value-type="float" office:value="4.569" calcext:value-type="float">
            <text:p>4.569</text:p>
          </table:table-cell>
          <table:table-cell office:value-type="float" office:value="4.566" calcext:value-type="float">
            <text:p>4.566</text:p>
          </table:table-cell>
          <table:table-cell office:value-type="float" office:value="23.127" calcext:value-type="float">
            <text:p>23.127</text:p>
          </table:table-cell>
          <table:table-cell office:value-type="float" office:value="4.62" calcext:value-type="float">
            <text:p>4.62</text:p>
          </table:table-cell>
          <table:table-cell office:value-type="float" office:value="4.613" calcext:value-type="float">
            <text:p>4.613</text:p>
          </table:table-cell>
          <table:table-cell office:value-type="float" office:value="23.384" calcext:value-type="float">
            <text:p>23.384</text:p>
          </table:table-cell>
          <table:table-cell office:value-type="float" office:value="23.557" calcext:value-type="float">
            <text:p>23.557</text:p>
          </table:table-cell>
          <table:table-cell office:value-type="float" office:value="4.599" calcext:value-type="float">
            <text:p>4.5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17" calcext:value-type="float">
            <text:p>2.217</text:p>
          </table:table-cell>
          <table:table-cell office:value-type="float" office:value="2.213" calcext:value-type="float">
            <text:p>2.213</text:p>
          </table:table-cell>
          <table:table-cell office:value-type="float" office:value="1.132" calcext:value-type="float">
            <text:p>1.132</text:p>
          </table:table-cell>
          <table:table-cell office:value-type="float" office:value="2.596" calcext:value-type="float">
            <text:p>2.596</text:p>
          </table:table-cell>
          <table:table-cell office:value-type="float" office:value="1.159" calcext:value-type="float">
            <text:p>1.159</text:p>
          </table:table-cell>
          <table:table-cell office:value-type="float" office:value="2.197" calcext:value-type="float">
            <text:p>2.197</text:p>
          </table:table-cell>
          <table:table-cell office:value-type="float" office:value="2.194" calcext:value-type="float">
            <text:p>2.194</text:p>
          </table:table-cell>
          <table:table-cell office:value-type="float" office:value="1.169" calcext:value-type="float">
            <text:p>1.169</text:p>
          </table:table-cell>
          <table:table-cell office:value-type="float" office:value="1.127" calcext:value-type="float">
            <text:p>1.127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822" calcext:value-type="float">
            <text:p>10.822</text:p>
          </table:table-cell>
          <table:table-cell office:value-type="float" office:value="6.968" calcext:value-type="float">
            <text:p>6.968</text:p>
          </table:table-cell>
          <table:table-cell office:value-type="float" office:value="6.98" calcext:value-type="float">
            <text:p>6.98</text:p>
          </table:table-cell>
          <table:table-cell office:value-type="float" office:value="6.992" calcext:value-type="float">
            <text:p>6.992</text:p>
          </table:table-cell>
          <table:table-cell office:value-type="float" office:value="6.941" calcext:value-type="float">
            <text:p>6.941</text:p>
          </table:table-cell>
          <table:table-cell office:value-type="float" office:value="6.937" calcext:value-type="float">
            <text:p>6.937</text:p>
          </table:table-cell>
          <table:table-cell office:value-type="float" office:value="10.694" calcext:value-type="float">
            <text:p>10.694</text:p>
          </table:table-cell>
          <table:table-cell office:value-type="float" office:value="7.042" calcext:value-type="float">
            <text:p>7.042</text:p>
          </table:table-cell>
          <table:table-cell office:value-type="float" office:value="7.03" calcext:value-type="float">
            <text:p>7.03</text:p>
          </table:table-cell>
          <table:table-cell office:value-type="float" office:value="7.017" calcext:value-type="float">
            <text:p>7.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694" calcext:value-type="float">
            <text:p>2.694</text:p>
          </table:table-cell>
          <table:table-cell office:value-type="float" office:value="2.735" calcext:value-type="float">
            <text:p>2.735</text:p>
          </table:table-cell>
          <table:table-cell office:value-type="float" office:value="4.963" calcext:value-type="float">
            <text:p>4.963</text:p>
          </table:table-cell>
          <table:table-cell office:value-type="float" office:value="4.952" calcext:value-type="float">
            <text:p>4.952</text:p>
          </table:table-cell>
          <table:table-cell office:value-type="float" office:value="4.937" calcext:value-type="float">
            <text:p>4.937</text:p>
          </table:table-cell>
          <table:table-cell table:number-columns-repeated="2" office:value-type="float" office:value="2.714" calcext:value-type="float">
            <text:p>2.714</text:p>
          </table:table-cell>
          <table:table-cell office:value-type="float" office:value="2.724" calcext:value-type="float">
            <text:p>2.724</text:p>
          </table:table-cell>
          <table:table-cell office:value-type="float" office:value="4.921" calcext:value-type="float">
            <text:p>4.921</text:p>
          </table:table-cell>
          <table:table-cell office:value-type="float" office:value="2.712" calcext:value-type="float">
            <text:p>2.7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77" calcext:value-type="float">
            <text:p>7.77</text:p>
          </table:table-cell>
          <table:table-cell office:value-type="float" office:value="4.583" calcext:value-type="float">
            <text:p>4.583</text:p>
          </table:table-cell>
          <table:table-cell office:value-type="float" office:value="4.569" calcext:value-type="float">
            <text:p>4.569</text:p>
          </table:table-cell>
          <table:table-cell table:number-columns-repeated="2" office:value-type="float" office:value="4.59" calcext:value-type="float">
            <text:p>4.59</text:p>
          </table:table-cell>
          <table:table-cell office:value-type="float" office:value="4.608" calcext:value-type="float">
            <text:p>4.608</text:p>
          </table:table-cell>
          <table:table-cell office:value-type="float" office:value="4.591" calcext:value-type="float">
            <text:p>4.591</text:p>
          </table:table-cell>
          <table:table-cell office:value-type="float" office:value="4.598" calcext:value-type="float">
            <text:p>4.598</text:p>
          </table:table-cell>
          <table:table-cell office:value-type="float" office:value="4.575" calcext:value-type="float">
            <text:p>4.575</text:p>
          </table:table-cell>
          <table:table-cell office:value-type="float" office:value="7.775" calcext:value-type="float">
            <text:p>7.775</text:p>
          </table:table-cell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ce3" office:value-type="string" calcext:value-type="string">
            <text:p>Path length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eed | Ru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.38808423" calcext:value-type="float">
            <text:p>116.38808423</text:p>
          </table:table-cell>
          <table:table-cell office:value-type="float" office:value="117.06025867" calcext:value-type="float">
            <text:p>117.06025867</text:p>
          </table:table-cell>
          <table:table-cell table:number-columns-repeated="2" office:value-type="float" office:value="116.38808423" calcext:value-type="float">
            <text:p>116.38808423</text:p>
          </table:table-cell>
          <table:table-cell table:number-columns-repeated="4" office:value-type="float" office:value="117.06025867" calcext:value-type="float">
            <text:p>117.06025867</text:p>
          </table:table-cell>
          <table:table-cell office:value-type="float" office:value="116.38808423" calcext:value-type="float">
            <text:p>116.38808423</text:p>
          </table:table-cell>
          <table:table-cell office:value-type="float" office:value="117.06025867" calcext:value-type="float">
            <text:p>117.060258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16.38808423" calcext:value-type="float">
            <text:p>116.38808423</text:p>
          </table:table-cell>
          <table:table-cell office:value-type="float" office:value="117.06025867" calcext:value-type="float">
            <text:p>117.06025867</text:p>
          </table:table-cell>
          <table:table-cell table:number-columns-repeated="6" office:value-type="float" office:value="116.38808423" calcext:value-type="float">
            <text:p>116.38808423</text:p>
          </table:table-cell>
          <table:table-cell office:value-type="float" office:value="117.06025867" calcext:value-type="float">
            <text:p>117.060258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.83649661" calcext:value-type="float">
            <text:p>108.83649661</text:p>
          </table:table-cell>
          <table:table-cell table:number-columns-repeated="3" office:value-type="float" office:value="116.71582894" calcext:value-type="float">
            <text:p>116.71582894</text:p>
          </table:table-cell>
          <table:table-cell office:value-type="float" office:value="108.83649661" calcext:value-type="float">
            <text:p>108.83649661</text:p>
          </table:table-cell>
          <table:table-cell table:number-columns-repeated="3" office:value-type="float" office:value="116.71582894" calcext:value-type="float">
            <text:p>116.71582894</text:p>
          </table:table-cell>
          <table:table-cell table:number-columns-repeated="2" office:value-type="float" office:value="108.83649661" calcext:value-type="float">
            <text:p>108.836496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16.60761394" calcext:value-type="float">
            <text:p>116.60761394</text:p>
          </table:table-cell>
          <table:table-cell table:number-columns-repeated="2" office:value-type="float" office:value="118.0114994" calcext:value-type="float">
            <text:p>118.0114994</text:p>
          </table:table-cell>
          <table:table-cell office:value-type="float" office:value="116.60761394" calcext:value-type="float">
            <text:p>116.60761394</text:p>
          </table:table-cell>
          <table:table-cell table:number-columns-repeated="4" office:value-type="float" office:value="118.0114994" calcext:value-type="float">
            <text:p>118.0114994</text:p>
          </table:table-cell>
          <table:table-cell office:value-type="float" office:value="116.60761394" calcext:value-type="float">
            <text:p>116.607613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3.41423371" calcext:value-type="float">
            <text:p>113.41423371</text:p>
          </table:table-cell>
          <table:table-cell office:value-type="float" office:value="113.8854825" calcext:value-type="float">
            <text:p>113.8854825</text:p>
          </table:table-cell>
          <table:table-cell office:value-type="float" office:value="113.41423371" calcext:value-type="float">
            <text:p>113.41423371</text:p>
          </table:table-cell>
          <table:table-cell office:value-type="float" office:value="113.8854825" calcext:value-type="float">
            <text:p>113.8854825</text:p>
          </table:table-cell>
          <table:table-cell office:value-type="float" office:value="113.41423371" calcext:value-type="float">
            <text:p>113.41423371</text:p>
          </table:table-cell>
          <table:table-cell table:number-columns-repeated="2" office:value-type="float" office:value="113.8854825" calcext:value-type="float">
            <text:p>113.8854825</text:p>
          </table:table-cell>
          <table:table-cell table:number-columns-repeated="3" office:value-type="float" office:value="113.41423371" calcext:value-type="float">
            <text:p>113.414233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4.9367593" calcext:value-type="float">
            <text:p>124.9367593</text:p>
          </table:table-cell>
          <table:table-cell office:value-type="float" office:value="128.50443504" calcext:value-type="float">
            <text:p>128.50443504</text:p>
          </table:table-cell>
          <table:table-cell table:number-columns-repeated="2" office:value-type="float" office:value="124.9367593" calcext:value-type="float">
            <text:p>124.9367593</text:p>
          </table:table-cell>
          <table:table-cell office:value-type="float" office:value="128.50443504" calcext:value-type="float">
            <text:p>128.50443504</text:p>
          </table:table-cell>
          <table:table-cell table:number-columns-repeated="2" office:value-type="float" office:value="124.9367593" calcext:value-type="float">
            <text:p>124.9367593</text:p>
          </table:table-cell>
          <table:table-cell table:number-columns-repeated="2" office:value-type="float" office:value="128.50443504" calcext:value-type="float">
            <text:p>128.50443504</text:p>
          </table:table-cell>
          <table:table-cell office:value-type="float" office:value="124.9367593" calcext:value-type="float">
            <text:p>124.93675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16.68781912" calcext:value-type="float">
            <text:p>116.68781912</text:p>
          </table:table-cell>
          <table:table-cell office:value-type="float" office:value="108.92632855" calcext:value-type="float">
            <text:p>108.92632855</text:p>
          </table:table-cell>
          <table:table-cell office:value-type="float" office:value="116.68781912" calcext:value-type="float">
            <text:p>116.68781912</text:p>
          </table:table-cell>
          <table:table-cell office:value-type="float" office:value="108.92632855" calcext:value-type="float">
            <text:p>108.92632855</text:p>
          </table:table-cell>
          <table:table-cell table:number-columns-repeated="2" office:value-type="float" office:value="116.68781912" calcext:value-type="float">
            <text:p>116.68781912</text:p>
          </table:table-cell>
          <table:table-cell table:number-columns-repeated="3" office:value-type="float" office:value="108.92632855" calcext:value-type="float">
            <text:p>108.926328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.5709652" calcext:value-type="float">
            <text:p>114.5709652</text:p>
          </table:table-cell>
          <table:table-cell table:number-columns-repeated="5" office:value-type="float" office:value="137.86656892" calcext:value-type="float">
            <text:p>137.86656892</text:p>
          </table:table-cell>
          <table:table-cell office:value-type="float" office:value="114.5709652" calcext:value-type="float">
            <text:p>114.5709652</text:p>
          </table:table-cell>
          <table:table-cell table:number-columns-repeated="3" office:value-type="float" office:value="137.86656892" calcext:value-type="float">
            <text:p>137.866568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7.22861141" calcext:value-type="float">
            <text:p>117.22861141</text:p>
          </table:table-cell>
          <table:table-cell table:number-columns-repeated="3" office:value-type="float" office:value="121.87915271" calcext:value-type="float">
            <text:p>121.87915271</text:p>
          </table:table-cell>
          <table:table-cell table:number-columns-repeated="3" office:value-type="float" office:value="117.22861141" calcext:value-type="float">
            <text:p>117.22861141</text:p>
          </table:table-cell>
          <table:table-cell office:value-type="float" office:value="121.87915271" calcext:value-type="float">
            <text:p>121.87915271</text:p>
          </table:table-cell>
          <table:table-cell office:value-type="float" office:value="117.22861141" calcext:value-type="float">
            <text:p>117.228611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5.59532139" calcext:value-type="float">
            <text:p>115.59532139</text:p>
          </table:table-cell>
          <table:table-cell table:number-columns-repeated="8" office:value-type="float" office:value="115.96006795" calcext:value-type="float">
            <text:p>115.96006795</text:p>
          </table:table-cell>
          <table:table-cell office:value-type="float" office:value="115.59532139" calcext:value-type="float">
            <text:p>115.59532139</text:p>
          </table:table-cell>
        </table:table-row>
        <table:table-row table:style-name="ro1" table:number-rows-repeated="4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mean t (s)</text:p>
          </table:table-cell>
          <table:table-cell table:formula="of:=AVERAGE([.B3:.K12])" office:value-type="float" office:value="5.58736" calcext:value-type="float">
            <text:p>5.58736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std dev t (s)</text:p>
          </table:table-cell>
          <table:table-cell table:formula="of:=STDEV([.B3:.K12])" office:value-type="float" office:value="4.24111065003716" calcext:value-type="float">
            <text:p>4.24111065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ave length</text:p>
          </table:table-cell>
          <table:table-cell table:formula="of:=AVERAGE([.B17:.K26])" office:value-type="float" office:value="118.5284980637" calcext:value-type="float">
            <text:p>118.5284980637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std dev length</text:p>
          </table:table-cell>
          <table:table-cell table:formula="of:=STDEV([.B17:.K26])" office:value-type="float" office:value="7.10503049888993" calcext:value-type="float">
            <text:p>7.1050304989</text:p>
          </table:table-cell>
          <table:table-cell table:number-columns-repeated="9"/>
        </table:table-row>
      </table:table>
      <table:table table:name="Pipedream" table:style-name="ta1"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time (s)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eed | Ru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59" calcext:value-type="float">
            <text:p>3.759</text:p>
          </table:table-cell>
          <table:table-cell office:value-type="float" office:value="3.772" calcext:value-type="float">
            <text:p>3.772</text:p>
          </table:table-cell>
          <table:table-cell office:value-type="float" office:value="3.763" calcext:value-type="float">
            <text:p>3.763</text:p>
          </table:table-cell>
          <table:table-cell office:value-type="float" office:value="3.769" calcext:value-type="float">
            <text:p>3.769</text:p>
          </table:table-cell>
          <table:table-cell office:value-type="float" office:value="3.774" calcext:value-type="float">
            <text:p>3.774</text:p>
          </table:table-cell>
          <table:table-cell office:value-type="float" office:value="3.783" calcext:value-type="float">
            <text:p>3.783</text:p>
          </table:table-cell>
          <table:table-cell office:value-type="float" office:value="3.82" calcext:value-type="float">
            <text:p>3.82</text:p>
          </table:table-cell>
          <table:table-cell office:value-type="float" office:value="3.843" calcext:value-type="float">
            <text:p>3.843</text:p>
          </table:table-cell>
          <table:table-cell office:value-type="float" office:value="6.09" calcext:value-type="float">
            <text:p>6.09</text:p>
          </table:table-cell>
          <table:table-cell office:value-type="float" office:value="3.876" calcext:value-type="float">
            <text:p>3.8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79" calcext:value-type="float">
            <text:p>3.779</text:p>
          </table:table-cell>
          <table:table-cell office:value-type="float" office:value="5.948" calcext:value-type="float">
            <text:p>5.948</text:p>
          </table:table-cell>
          <table:table-cell office:value-type="float" office:value="3.869" calcext:value-type="float">
            <text:p>3.869</text:p>
          </table:table-cell>
          <table:table-cell office:value-type="float" office:value="3.829" calcext:value-type="float">
            <text:p>3.829</text:p>
          </table:table-cell>
          <table:table-cell office:value-type="float" office:value="5.943" calcext:value-type="float">
            <text:p>5.943</text:p>
          </table:table-cell>
          <table:table-cell office:value-type="float" office:value="3.799" calcext:value-type="float">
            <text:p>3.799</text:p>
          </table:table-cell>
          <table:table-cell office:value-type="float" office:value="6.009" calcext:value-type="float">
            <text:p>6.009</text:p>
          </table:table-cell>
          <table:table-cell office:value-type="float" office:value="3.814" calcext:value-type="float">
            <text:p>3.814</text:p>
          </table:table-cell>
          <table:table-cell office:value-type="float" office:value="3.774" calcext:value-type="float">
            <text:p>3.774</text:p>
          </table:table-cell>
          <table:table-cell office:value-type="float" office:value="5.888" calcext:value-type="float">
            <text:p>5.8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799" calcext:value-type="float">
            <text:p>5.799</text:p>
          </table:table-cell>
          <table:table-cell office:value-type="float" office:value="5.871" calcext:value-type="float">
            <text:p>5.871</text:p>
          </table:table-cell>
          <table:table-cell office:value-type="float" office:value="5.876" calcext:value-type="float">
            <text:p>5.876</text:p>
          </table:table-cell>
          <table:table-cell office:value-type="float" office:value="5.835" calcext:value-type="float">
            <text:p>5.835</text:p>
          </table:table-cell>
          <table:table-cell office:value-type="float" office:value="5.826" calcext:value-type="float">
            <text:p>5.826</text:p>
          </table:table-cell>
          <table:table-cell office:value-type="float" office:value="5.789" calcext:value-type="float">
            <text:p>5.789</text:p>
          </table:table-cell>
          <table:table-cell office:value-type="float" office:value="5.775" calcext:value-type="float">
            <text:p>5.775</text:p>
          </table:table-cell>
          <table:table-cell office:value-type="float" office:value="5.792" calcext:value-type="float">
            <text:p>5.792</text:p>
          </table:table-cell>
          <table:table-cell office:value-type="float" office:value="5.79" calcext:value-type="float">
            <text:p>5.79</text:p>
          </table:table-cell>
          <table:table-cell office:value-type="float" office:value="5.792" calcext:value-type="float">
            <text:p>5.7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7.965" calcext:value-type="float">
            <text:p>157.965</text:p>
          </table:table-cell>
          <table:table-cell office:value-type="float" office:value="158.808" calcext:value-type="float">
            <text:p>158.808</text:p>
          </table:table-cell>
          <table:table-cell office:value-type="float" office:value="130.408" calcext:value-type="float">
            <text:p>130.408</text:p>
          </table:table-cell>
          <table:table-cell office:value-type="float" office:value="130.897" calcext:value-type="float">
            <text:p>130.897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1.667" calcext:value-type="float">
            <text:p>131.667</text:p>
          </table:table-cell>
          <table:table-cell office:value-type="float" office:value="158.029" calcext:value-type="float">
            <text:p>158.029</text:p>
          </table:table-cell>
          <table:table-cell office:value-type="float" office:value="132.083" calcext:value-type="float">
            <text:p>132.083</text:p>
          </table:table-cell>
          <table:table-cell office:value-type="float" office:value="130.401" calcext:value-type="float">
            <text:p>130.401</text:p>
          </table:table-cell>
          <table:table-cell office:value-type="float" office:value="130.591" calcext:value-type="float">
            <text:p>130.5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49" calcext:value-type="float">
            <text:p>7.49</text:p>
          </table:table-cell>
          <table:table-cell office:value-type="float" office:value="7.486" calcext:value-type="float">
            <text:p>7.486</text:p>
          </table:table-cell>
          <table:table-cell office:value-type="float" office:value="7.091" calcext:value-type="float">
            <text:p>7.091</text:p>
          </table:table-cell>
          <table:table-cell office:value-type="float" office:value="7.485" calcext:value-type="float">
            <text:p>7.485</text:p>
          </table:table-cell>
          <table:table-cell office:value-type="float" office:value="7.077" calcext:value-type="float">
            <text:p>7.077</text:p>
          </table:table-cell>
          <table:table-cell office:value-type="float" office:value="7.479" calcext:value-type="float">
            <text:p>7.479</text:p>
          </table:table-cell>
          <table:table-cell office:value-type="float" office:value="7.476" calcext:value-type="float">
            <text:p>7.476</text:p>
          </table:table-cell>
          <table:table-cell office:value-type="float" office:value="7.405" calcext:value-type="float">
            <text:p>7.405</text:p>
          </table:table-cell>
          <table:table-cell office:value-type="float" office:value="6.957" calcext:value-type="float">
            <text:p>6.957</text:p>
          </table:table-cell>
          <table:table-cell office:value-type="float" office:value="6.951" calcext:value-type="float">
            <text:p>6.9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.68" calcext:value-type="float">
            <text:p>71.68</text:p>
          </table:table-cell>
          <table:table-cell office:value-type="float" office:value="75.109" calcext:value-type="float">
            <text:p>75.109</text:p>
          </table:table-cell>
          <table:table-cell office:value-type="float" office:value="74.356" calcext:value-type="float">
            <text:p>74.356</text:p>
          </table:table-cell>
          <table:table-cell office:value-type="float" office:value="72.429" calcext:value-type="float">
            <text:p>72.429</text:p>
          </table:table-cell>
          <table:table-cell office:value-type="float" office:value="75.865" calcext:value-type="float">
            <text:p>75.865</text:p>
          </table:table-cell>
          <table:table-cell office:value-type="float" office:value="74.816" calcext:value-type="float">
            <text:p>74.816</text:p>
          </table:table-cell>
          <table:table-cell office:value-type="float" office:value="74.81" calcext:value-type="float">
            <text:p>74.81</text:p>
          </table:table-cell>
          <table:table-cell office:value-type="float" office:value="72.457" calcext:value-type="float">
            <text:p>72.457</text:p>
          </table:table-cell>
          <table:table-cell office:value-type="float" office:value="71.875" calcext:value-type="float">
            <text:p>71.875</text:p>
          </table:table-cell>
          <table:table-cell office:value-type="float" office:value="74.474" calcext:value-type="float">
            <text:p>74.4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34" calcext:value-type="float">
            <text:p>1.334</text:p>
          </table:table-cell>
          <table:table-cell office:value-type="float" office:value="1.33" calcext:value-type="float">
            <text:p>1.33</text:p>
          </table:table-cell>
          <table:table-cell office:value-type="float" office:value="1.331" calcext:value-type="float">
            <text:p>1.331</text:p>
          </table:table-cell>
          <table:table-cell office:value-type="float" office:value="1.264" calcext:value-type="float">
            <text:p>1.264</text:p>
          </table:table-cell>
          <table:table-cell office:value-type="float" office:value="1.278" calcext:value-type="float">
            <text:p>1.278</text:p>
          </table:table-cell>
          <table:table-cell office:value-type="float" office:value="1.333" calcext:value-type="float">
            <text:p>1.333</text:p>
          </table:table-cell>
          <table:table-cell office:value-type="float" office:value="1.332" calcext:value-type="float">
            <text:p>1.332</text:p>
          </table:table-cell>
          <table:table-cell office:value-type="float" office:value="1.331" calcext:value-type="float">
            <text:p>1.331</text:p>
          </table:table-cell>
          <table:table-cell office:value-type="float" office:value="1.332" calcext:value-type="float">
            <text:p>1.332</text:p>
          </table:table-cell>
          <table:table-cell office:value-type="float" office:value="1.335" calcext:value-type="float">
            <text:p>1.3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.863" calcext:value-type="float">
            <text:p>81.863</text:p>
          </table:table-cell>
          <table:table-cell office:value-type="float" office:value="81.89" calcext:value-type="float">
            <text:p>81.89</text:p>
          </table:table-cell>
          <table:table-cell office:value-type="float" office:value="24.691" calcext:value-type="float">
            <text:p>24.691</text:p>
          </table:table-cell>
          <table:table-cell office:value-type="float" office:value="24.772" calcext:value-type="float">
            <text:p>24.772</text:p>
          </table:table-cell>
          <table:table-cell office:value-type="float" office:value="24.622" calcext:value-type="float">
            <text:p>24.622</text:p>
          </table:table-cell>
          <table:table-cell office:value-type="float" office:value="24.71" calcext:value-type="float">
            <text:p>24.71</text:p>
          </table:table-cell>
          <table:table-cell office:value-type="float" office:value="24.756" calcext:value-type="float">
            <text:p>24.756</text:p>
          </table:table-cell>
          <table:table-cell office:value-type="float" office:value="24.606" calcext:value-type="float">
            <text:p>24.606</text:p>
          </table:table-cell>
          <table:table-cell office:value-type="float" office:value="81.696" calcext:value-type="float">
            <text:p>81.696</text:p>
          </table:table-cell>
          <table:table-cell office:value-type="float" office:value="82.511" calcext:value-type="float">
            <text:p>82.5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495" calcext:value-type="float">
            <text:p>9.495</text:p>
          </table:table-cell>
          <table:table-cell office:value-type="float" office:value="9.518" calcext:value-type="float">
            <text:p>9.518</text:p>
          </table:table-cell>
          <table:table-cell office:value-type="float" office:value="9.499" calcext:value-type="float">
            <text:p>9.499</text:p>
          </table:table-cell>
          <table:table-cell office:value-type="float" office:value="9.136" calcext:value-type="float">
            <text:p>9.136</text:p>
          </table:table-cell>
          <table:table-cell office:value-type="float" office:value="9.13" calcext:value-type="float">
            <text:p>9.13</text:p>
          </table:table-cell>
          <table:table-cell office:value-type="float" office:value="9.473" calcext:value-type="float">
            <text:p>9.473</text:p>
          </table:table-cell>
          <table:table-cell office:value-type="float" office:value="9.121" calcext:value-type="float">
            <text:p>9.121</text:p>
          </table:table-cell>
          <table:table-cell office:value-type="float" office:value="9.155" calcext:value-type="float">
            <text:p>9.155</text:p>
          </table:table-cell>
          <table:table-cell office:value-type="float" office:value="9.129" calcext:value-type="float">
            <text:p>9.129</text:p>
          </table:table-cell>
          <table:table-cell office:value-type="float" office:value="9.124" calcext:value-type="float">
            <text:p>9.1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301" calcext:value-type="float">
            <text:p>2.301</text:p>
          </table:table-cell>
          <table:table-cell office:value-type="float" office:value="14.87" calcext:value-type="float">
            <text:p>14.87</text:p>
          </table:table-cell>
          <table:table-cell office:value-type="float" office:value="14.841" calcext:value-type="float">
            <text:p>14.841</text:p>
          </table:table-cell>
          <table:table-cell table:number-columns-repeated="2" office:value-type="float" office:value="2.299" calcext:value-type="float">
            <text:p>2.299</text:p>
          </table:table-cell>
          <table:table-cell office:value-type="float" office:value="14.832" calcext:value-type="float">
            <text:p>14.832</text:p>
          </table:table-cell>
          <table:table-cell office:value-type="float" office:value="2.296" calcext:value-type="float">
            <text:p>2.296</text:p>
          </table:table-cell>
          <table:table-cell office:value-type="float" office:value="2.297" calcext:value-type="float">
            <text:p>2.297</text:p>
          </table:table-cell>
          <table:table-cell office:value-type="float" office:value="14.833" calcext:value-type="float">
            <text:p>14.833</text:p>
          </table:table-cell>
          <table:table-cell office:value-type="float" office:value="14.798" calcext:value-type="float">
            <text:p>14.798</text:p>
          </table:table-cell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ce3" office:value-type="string" calcext:value-type="string">
            <text:p>Path length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eed | Ru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8.96448066" calcext:value-type="float">
            <text:p>8.96448066</text:p>
          </table:table-cell>
          <table:table-cell office:value-type="float" office:value="6.87648495" calcext:value-type="float">
            <text:p>6.87648495</text:p>
          </table:table-cell>
          <table:table-cell office:value-type="float" office:value="8.96448066" calcext:value-type="float">
            <text:p>8.964480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96448066" calcext:value-type="float">
            <text:p>8.96448066</text:p>
          </table:table-cell>
          <table:table-cell office:value-type="float" office:value="6.87648495" calcext:value-type="float">
            <text:p>6.87648495</text:p>
          </table:table-cell>
          <table:table-cell table:number-columns-repeated="2" office:value-type="float" office:value="8.96448066" calcext:value-type="float">
            <text:p>8.96448066</text:p>
          </table:table-cell>
          <table:table-cell office:value-type="float" office:value="6.87648495" calcext:value-type="float">
            <text:p>6.87648495</text:p>
          </table:table-cell>
          <table:table-cell office:value-type="float" office:value="8.96448066" calcext:value-type="float">
            <text:p>8.96448066</text:p>
          </table:table-cell>
          <table:table-cell office:value-type="float" office:value="6.87648495" calcext:value-type="float">
            <text:p>6.87648495</text:p>
          </table:table-cell>
          <table:table-cell table:number-columns-repeated="2" office:value-type="float" office:value="8.96448066" calcext:value-type="float">
            <text:p>8.96448066</text:p>
          </table:table-cell>
          <table:table-cell office:value-type="float" office:value="6.87648495" calcext:value-type="float">
            <text:p>6.876484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 office:value-type="float" office:value="7.03673258" calcext:value-type="float">
            <text:p>7.036732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7.31476075" calcext:value-type="float">
            <text:p>7.31476075</text:p>
          </table:table-cell>
          <table:table-cell table:number-columns-repeated="4" office:value-type="float" office:value="9.42047649" calcext:value-type="float">
            <text:p>9.42047649</text:p>
          </table:table-cell>
          <table:table-cell office:value-type="float" office:value="7.31476075" calcext:value-type="float">
            <text:p>7.31476075</text:p>
          </table:table-cell>
          <table:table-cell table:number-columns-repeated="3" office:value-type="float" office:value="9.42047649" calcext:value-type="float">
            <text:p>9.420476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.96313714" calcext:value-type="float">
            <text:p>5.96313714</text:p>
          </table:table-cell>
          <table:table-cell office:value-type="float" office:value="5.76882688" calcext:value-type="float">
            <text:p>5.76882688</text:p>
          </table:table-cell>
          <table:table-cell office:value-type="float" office:value="5.96313714" calcext:value-type="float">
            <text:p>5.96313714</text:p>
          </table:table-cell>
          <table:table-cell office:value-type="float" office:value="5.76882688" calcext:value-type="float">
            <text:p>5.76882688</text:p>
          </table:table-cell>
          <table:table-cell table:number-columns-repeated="3" office:value-type="float" office:value="5.96313714" calcext:value-type="float">
            <text:p>5.96313714</text:p>
          </table:table-cell>
          <table:table-cell table:number-columns-repeated="2" office:value-type="float" office:value="5.76882688" calcext:value-type="float">
            <text:p>5.768826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 office:value-type="float" office:value="6.13974553" calcext:value-type="float">
            <text:p>6.139745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 office:value-type="float" office:value="3.58660893" calcext:value-type="float">
            <text:p>3.586608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6.32342396" calcext:value-type="float">
            <text:p>6.32342396</text:p>
          </table:table-cell>
          <table:table-cell table:number-columns-repeated="6" office:value-type="float" office:value="6.89132887" calcext:value-type="float">
            <text:p>6.89132887</text:p>
          </table:table-cell>
          <table:table-cell table:number-columns-repeated="2" office:value-type="float" office:value="6.32342396" calcext:value-type="float">
            <text:p>6.323423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6.92205079" calcext:value-type="float">
            <text:p>6.92205079</text:p>
          </table:table-cell>
          <table:table-cell table:number-columns-repeated="2" office:value-type="float" office:value="6.82082177" calcext:value-type="float">
            <text:p>6.82082177</text:p>
          </table:table-cell>
          <table:table-cell office:value-type="float" office:value="6.92205079" calcext:value-type="float">
            <text:p>6.92205079</text:p>
          </table:table-cell>
          <table:table-cell table:number-columns-repeated="4" office:value-type="float" office:value="6.82082177" calcext:value-type="float">
            <text:p>6.820821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31263504" calcext:value-type="float">
            <text:p>5.31263504</text:p>
          </table:table-cell>
          <table:table-cell table:number-columns-repeated="2" office:value-type="float" office:value="5.49331635" calcext:value-type="float">
            <text:p>5.49331635</text:p>
          </table:table-cell>
          <table:table-cell table:number-columns-repeated="2" office:value-type="float" office:value="5.31263504" calcext:value-type="float">
            <text:p>5.31263504</text:p>
          </table:table-cell>
          <table:table-cell office:value-type="float" office:value="5.49331635" calcext:value-type="float">
            <text:p>5.49331635</text:p>
          </table:table-cell>
          <table:table-cell table:number-columns-repeated="2" office:value-type="float" office:value="5.31263504" calcext:value-type="float">
            <text:p>5.31263504</text:p>
          </table:table-cell>
          <table:table-cell table:number-columns-repeated="2" office:value-type="float" office:value="5.49331635" calcext:value-type="float">
            <text:p>5.49331635</text:p>
          </table:table-cell>
        </table:table-row>
        <table:table-row table:style-name="ro1" table:number-rows-repeated="4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mean t (s)</text:p>
          </table:table-cell>
          <table:table-cell table:formula="of:=AVERAGE([.B3:.K12])" office:value-type="float" office:value="30.13856" calcext:value-type="float">
            <text:p>30.13856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std dev t (s)</text:p>
          </table:table-cell>
          <table:table-cell table:formula="of:=STDEV([.B3:.K12])" office:value-type="float" office:value="44.0764656265413" calcext:value-type="float">
            <text:p>44.0764656265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ave length</text:p>
          </table:table-cell>
          <table:table-cell table:formula="of:=AVERAGE([.B17:.K26])" office:value-type="float" office:value="6.7250681288" calcext:value-type="float">
            <text:p>6.7250681288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std dev length</text:p>
          </table:table-cell>
          <table:table-cell table:formula="of:=STDEV([.B17:.K26])" office:value-type="float" office:value="1.60761653794254" calcext:value-type="float">
            <text:p>1.6076165379</text:p>
          </table:table-cell>
          <table:table-cell table:number-columns-repeated="9"/>
        </table:table-row>
      </table:table>
      <table:table table:name="Abstract" table:style-name="ta1"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time (s)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eed | Ru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6302.522" calcext:value-type="float">
            <text:p>6302.522</text:p>
          </table:table-cell>
          <table:table-cell table:style-name="ce5" office:value-type="float" office:value="6431.773" calcext:value-type="float">
            <text:p>6431.773</text:p>
          </table:table-cell>
          <table:table-cell table:style-name="ce5" office:value-type="float" office:value="6321.53" calcext:value-type="float">
            <text:p>6321.5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283.516" calcext:value-type="float">
            <text:p>1283.516</text:p>
          </table:table-cell>
          <table:table-cell table:style-name="ce5" office:value-type="float" office:value="6431.577" calcext:value-type="float">
            <text:p>6431.577</text:p>
          </table:table-cell>
          <table:table-cell table:style-name="ce5" office:value-type="float" office:value="1259.673" calcext:value-type="float">
            <text:p>1259.67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0.691" calcext:value-type="float">
            <text:p>0.691</text:p>
          </table:table-cell>
          <table:table-cell table:style-name="ce5" office:value-type="float" office:value="0.681" calcext:value-type="float">
            <text:p>0.681</text:p>
          </table:table-cell>
          <table:table-cell table:style-name="ce5" office:value-type="float" office:value="0.678" calcext:value-type="float">
            <text:p>0.67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190.606" calcext:value-type="float">
            <text:p>190.606</text:p>
          </table:table-cell>
          <table:table-cell table:style-name="ce5" office:value-type="float" office:value="195.585" calcext:value-type="float">
            <text:p>195.585</text:p>
          </table:table-cell>
          <table:table-cell table:style-name="ce5" office:value-type="float" office:value="195.561" calcext:value-type="float">
            <text:p>195.56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0.498" calcext:value-type="float">
            <text:p>0.498</text:p>
          </table:table-cell>
          <table:table-cell table:style-name="ce5" office:value-type="float" office:value="0.479" calcext:value-type="float">
            <text:p>0.479</text:p>
          </table:table-cell>
          <table:table-cell table:style-name="ce5" office:value-type="float" office:value="0.481" calcext:value-type="float">
            <text:p>0.48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7.234" calcext:value-type="float">
            <text:p>7.234</text:p>
          </table:table-cell>
          <table:table-cell table:style-name="ce5" office:value-type="float" office:value="7.269" calcext:value-type="float">
            <text:p>7.269</text:p>
          </table:table-cell>
          <table:table-cell table:style-name="ce5" office:value-type="float" office:value="4.307" calcext:value-type="float">
            <text:p>4.30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4.95" calcext:value-type="float">
            <text:p>4.95</text:p>
          </table:table-cell>
          <table:table-cell table:style-name="ce5" office:value-type="float" office:value="4.526" calcext:value-type="float">
            <text:p>4.526</text:p>
          </table:table-cell>
          <table:table-cell table:style-name="ce5" office:value-type="float" office:value="4.54" calcext:value-type="float">
            <text:p>4.5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1.306" calcext:value-type="float">
            <text:p>1.306</text:p>
          </table:table-cell>
          <table:table-cell table:style-name="ce5" office:value-type="float" office:value="1.31" calcext:value-type="float">
            <text:p>1.31</text:p>
          </table:table-cell>
          <table:table-cell table:style-name="ce5" office:value-type="float" office:value="1.316" calcext:value-type="float">
            <text:p>1.31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1.984" calcext:value-type="float">
            <text:p>1.984</text:p>
          </table:table-cell>
          <table:table-cell table:style-name="ce5" office:value-type="float" office:value="1.998" calcext:value-type="float">
            <text:p>1.998</text:p>
          </table:table-cell>
          <table:table-cell table:style-name="ce5" office:value-type="float" office:value="2.022" calcext:value-type="float">
            <text:p>2.022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3.618" calcext:value-type="float">
            <text:p>3.618</text:p>
          </table:table-cell>
          <table:table-cell table:style-name="ce5" office:value-type="float" office:value="3.62" calcext:value-type="float">
            <text:p>3.62</text:p>
          </table:table-cell>
          <table:table-cell table:style-name="ce5" office:value-type="float" office:value="13.23" calcext:value-type="float">
            <text:p>13.2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968.929" calcext:value-type="float">
            <text:p>968.929</text:p>
          </table:table-cell>
          <table:table-cell table:style-name="ce5" office:value-type="float" office:value="977.718" calcext:value-type="float">
            <text:p>977.718</text:p>
          </table:table-cell>
          <table:table-cell table:style-name="ce5" office:value-type="float" office:value="935.67" calcext:value-type="float">
            <text:p>935.67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" office:value-type="string" calcext:value-type="string">
            <text:p>Path length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eed | Ru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56.1355722873844" calcext:value-type="float">
            <text:p>56.135572287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.993926204152" calcext:value-type="float">
            <text:p>52.9939262042</text:p>
          </table:table-cell>
          <table:table-cell office:value-type="float" office:value="56.1355722873844" calcext:value-type="float">
            <text:p>56.1355722874</text:p>
          </table:table-cell>
          <table:table-cell office:value-type="float" office:value="52.993926204152" calcext:value-type="float">
            <text:p>52.993926204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28.39644598" calcext:value-type="float">
            <text:p>28.3964459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40.39718685" calcext:value-type="float">
            <text:p>40.3971868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68.95556774" calcext:value-type="float">
            <text:p>68.9555677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55.8062261" calcext:value-type="float">
            <text:p>55.8062261</text:p>
          </table:table-cell>
          <table:table-cell office:value-type="float" office:value="35.93251353" calcext:value-type="float">
            <text:p>35.9325135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.61472907" calcext:value-type="float">
            <text:p>59.61472907</text:p>
          </table:table-cell>
          <table:table-cell table:number-columns-repeated="2" office:value-type="float" office:value="51.49395685" calcext:value-type="float">
            <text:p>51.4939568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30.63356888" calcext:value-type="float">
            <text:p>30.6335688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5.64911197" calcext:value-type="float">
            <text:p>45.64911197</text:p>
          </table:table-cell>
          <table:table-cell office:value-type="float" office:value="45.64910851" calcext:value-type="float">
            <text:p>45.6491085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8.09168977" calcext:value-type="float">
            <text:p>38.09168977</text:p>
          </table:table-cell>
          <table:table-cell office:value-type="float" office:value="68.04059466" calcext:value-type="float">
            <text:p>68.0405946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57.97640336" calcext:value-type="float">
            <text:p>57.97640336</text:p>
          </table:table-cell>
          <table:table-cell table:number-columns-repeated="7"/>
        </table:table-row>
        <table:table-row table:style-name="ro1" table:number-rows-repeated="3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mean t (s)</text:p>
          </table:table-cell>
          <table:table-cell table:style-name="ce6" table:formula="of:=AVERAGE([.B3:.D13])" office:value-type="float" office:value="956.406" calcext:value-type="float">
            <text:p>9.56E+002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std dev t (s)</text:p>
          </table:table-cell>
          <table:table-cell table:formula="of:=STDEV([.B3:.D13])" office:value-type="float" office:value="2079.27694026764" calcext:value-type="float">
            <text:p>2079.2769402676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ave length</text:p>
          </table:table-cell>
          <table:table-cell table:formula="of:=AVERAGE([.B17:.D19])" office:value-type="float" office:value="46.191053277538" calcext:value-type="float">
            <text:p>46.1910532775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std dev length</text:p>
          </table:table-cell>
          <table:table-cell table:formula="of:=STDEV([.B17:.D19])" office:value-type="float" office:value="13.4074426163273" calcext:value-type="float">
            <text:p>13.407442616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7:23:48.706307460</meta:creation-date>
    <dc:date>2016-02-23T17:47:17.916151042</dc:date>
    <meta:editing-duration>P1DT8M15S</meta:editing-duration>
    <meta:editing-cycles>10</meta:editing-cycles>
    <meta:generator>LibreOffice/4.2.8.2$Linux_X86_64 LibreOffice_project/420m0$Build-2</meta:generator>
    <meta:document-statistic meta:table-count="3" meta:cell-count="624" meta:object-count="0"/>
  </office:meta>
</office:document-meta>
</file>